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HelveticaNeue-Bold" svg:font-family="HelveticaNeue-Bold" style:font-family-generic="swiss"/>
    <style:font-face style:name="HelveticaNeue-LightItalic" svg:font-family="HelveticaNeue-LightItalic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Fet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1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 style:text-autospace="none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Verdana" fo:font-size="14pt" fo:font-style="normal" fo:font-weight="normal" style:font-name-asian="HelveticaNeue-LightItalic" style:font-size-asian="14pt" style:font-style-asian="normal" style:font-weight-asian="normal" style:font-name-complex="HelveticaNeue-LightItalic" style:font-size-complex="14pt" style:font-style-complex="normal" style:font-weight-complex="normal"/>
    </style:style>
    <style:style style:name="P5" style:family="paragraph" style:parent-style-name="Preformatted_20_Text">
      <style:paragraph-properties fo:margin-top="0in" fo:margin-bottom="0.1965in"/>
    </style:style>
    <style:style style:name="P6" style:family="paragraph" style:parent-style-name="Preformatted_20_Text">
      <style:paragraph-properties fo:margin-top="0in" fo:margin-bottom="0.1965in"/>
      <style:text-properties fo:color="#ff0000" style:font-name="Verdana1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style:font-name="Verdana1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ff0000" style:font-name="Verdana1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color="#ff0000" style:font-name="Verdana1" fo:font-size="14pt" style:font-size-asian="14pt" style:font-size-complex="14pt"/>
    </style:style>
    <style:style style:name="T3" style:family="text">
      <style:text-properties fo:color="#ff0000" style:font-name="Verdana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font-name="Verdana1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Verdana1" fo:font-size="14pt" style:font-size-asian="14pt" style:font-size-complex="14pt"/>
    </style:style>
    <style:style style:name="T7" style:family="text">
      <style:text-properties fo:color="#000000" style:font-name="Verdana1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000000" style:font-name="Verdana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style:font-name="Verdana" fo:font-size="14pt" fo:font-weight="normal" style:font-name-asian="HelveticaNeue-Bold" style:font-size-asian="14pt" style:font-weight-asian="normal" style:font-name-complex="HelveticaNeue-Bold" style:font-size-complex="14pt" style:font-weight-complex="normal"/>
    </style:style>
    <style:style style:name="T10" style:family="text">
      <style:text-properties fo:color="#000000" style:font-name="Verdana" fo:font-size="14pt" fo:font-style="normal" fo:font-weight="normal" style:font-name-asian="HelveticaNeue-LightItalic" style:font-size-asian="14pt" style:font-style-asian="normal" style:font-weight-asian="normal" style:font-name-complex="HelveticaNeue-LightItalic" style:font-size-complex="14pt" style:font-style-complex="normal" style:font-weight-complex="normal"/>
    </style:style>
    <style:style style:name="T11" style:family="text">
      <style:text-properties fo:color="#000000" style:font-name="Verdan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Verdana" fo:font-size="14pt" fo:font-style="normal" fo:font-weight="normal" style:font-name-asian="HelveticaNeue-Bold" style:font-size-asian="14pt" style:font-style-asian="normal" style:font-weight-asian="normal" style:font-name-complex="HelveticaNeue-Bold" style:font-size-complex="14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Übungsaufgaben aus der Praxis – Teil 9<text:line-break/><text:line-break/><text:line-break/><text:line-break/></text:span><text:span text:style-name="T5">1. Sie möchten eine große Datei extern sichern. Die USB-Ports an Ihrem Computer sind ausgebaut, sodass Sie nicht auf eine externe USB-Festplatte schreiben können. Es steht Ihnen nur ein CD-Laufwerk zur Verfügung. Wie können Sie eine Datei in kleinere Teile aufteilen, um diese einzeln auf CDs zu kopieren?<text:line-break/><text:line-break/></text:span><text:span text:style-name="T1"><text:line-break/></text:span></text:p>
      <text:p text:style-name="P5"><text:span text:style-name="T5">2. Wie kann man diese Dateien wieder zusammenführen?<text:line-break/><text:line-break/></text:span><text:span text:style-name="T1"><text:line-break/><text:line-break/></text:span><text:span text:style-name="T5">3. Welche Editoren gibt es außer vi und nano?</text:span></text:p>
      <text:p text:style-name="P5"><text:span text:style-name="T5"><text:line-break/><text:line-break/></text:span><text:span text:style-name="T7">4. Sie haben eine externe Festplatte mit dem Dateisystem ext3. Was sind die Grenzen/Nachteile im Vergleich zum aktuellen ext4?</text:span><text:span text:style-name="T1"><text:line-break/><text:line-break/><text:line-break/><text:line-break/></text:span><text:span text:style-name="T7">5. Wie können Sie ext3 auf ext4 upgraden wenn die Festplatte in /dev/sdb1 eingehängt ist?</text:span><text:span text:style-name="T1"><text:line-break/><text:line-break/><text:tab/></text:span></text:p>
      <text:p text:style-name="P6"/>
      <text:p text:style-name="Standard"><text:span text:style-name="T7">6. Nennen Sie 2 Frontends zum formatieren von Datenträgern</text:span><text:span text:style-name="T1"><text:line-break/><text:line-break/><text:line-break/><text:line-break/></text:span><text:span text:style-name="T7">7. Wie können Sie alle ext3- und ext4-Partition beim nächsten Systemstart prüfen lassen?</text:span></text:p>
      <text:p text:style-name="P1"><text:line-break/></text:p>
      <text:p text:style-name="P1"/>
      <text:p text:style-name="P1">8. In welchem Feld bei /etc/fstab geben Sie die Mountoptionen an?<text:line-break/><text:line-break/><text:soft-page-break/></text:p>
      <text:p text:style-name="Standard"><text:span text:style-name="T1"><text:line-break/></text:span><text:span text:style-name="T7">9. Was tragen Sie dort ein, wenn Sie das automatische einhängen zum Systemstart verhindern möchten?</text:span></text:p>
      <text:p text:style-name="Standard"><text:span text:style-name="T1"><text:line-break/><text:line-break/><text:line-break/></text:span><text:span text:style-name="T7">10. Was ist der Unterschied zwischen user und users in /etc/fstab?<text:line-break/><text:line-break/></text:span><text:span text:style-name="T1"><text:line-break/></text:span><text:span text:style-name="T7"><text:line-break/>11. Welcher Befehl zeigt Ihnen den freien Speicherplatz aller Dateisysteme an?<text:line-break/><text:line-break/></text:span><text:span text:style-name="T1"><text:tab/></text:span><text:span text:style-name="T7"><text:line-break/><text:line-break/>12. Wie lassen Sie sich mit cal das ganze Jahr darstellen?<text:line-break/><text:line-break/></text:span><text:span text:style-name="T8"><text:line-break/></text:span><text:span text:style-name="T7"><text:line-break/>13. Ihr Prompt zeigt des gewohnten $ nun ein # an. Was bedeutet das normalerweise?<text:line-break/></text:span><text:span text:style-name="T3"><text:line-break/></text:span><text:span text:style-name="T1"><text:tab/></text:span><text:span text:style-name="T7"><text:line-break/></text:span></text:p>
      <text:p text:style-name="Standard"><text:span text:style-name="T7">14. Wie lang dürfen Dateinamen sein?<text:line-break/><text:line-break/></text:span><text:span text:style-name="T1"><text:line-break/></text:span><text:span text:style-name="T7"><text:line-break/>15. </text:span><text:span text:style-name="T10">Wie können Sie prüfen ob eine Datei (ASCII-)Text enthält?</text:span></text:p>
      <text:p text:style-name="P2"><text:span text:style-name="T12"><text:line-break/></text:span><text:span text:style-name="T7"><text:line-break/><text:line-break/>16. Was ist der Unterschied zwischen whatis und apropos?<text:line-break/><text:line-break/></text:span><text:span text:style-name="T1"><text:line-break/><text:line-break/></text:span><text:span text:style-name="T7">17. Wie </text:span><text:span text:style-name="T10">sehen Sie alle angemeldeten Nutzer in alphabetischer Reihenfolge?</text:span><text:span text:style-name="T7"><text:line-break/><text:line-break/></text:span><text:span text:style-name="T7"><text:line-break/> <text:line-break/></text:span></text:p>
      <text:p text:style-name="Standard"><text:soft-page-break/><text:span text:style-name="T7">18. Wie lassen Sie sich im aktuellen Verzeichnis nur Dateien mit 4 Zeichen anzeigen?<text:line-break/><text:line-break/><text:line-break/><text:line-break/>19. Wie zählen Sie die gefundenen Dateien?<text:line-break/><text:line-break/></text:span></text:p>
      <text:p text:style-name="Standard"><text:span text:style-name="T1"><text:line-break/></text:span><text:span text:style-name="T7">20. </text:span><text:span text:style-name="T10">Was bedeutet ein \ am Ende einer Befehlszeile</text:span><text:span text:style-name="T11">? </text:span><text:span text:style-name="T7"><text:line-break/><text:line-break/></text:span><text:span text:style-name="T7"><text:line-break/><text:line-break/>21. Wie</text:span><text:span text:style-name="T11"> e</text:span><text:span text:style-name="T10">rstellen Sie ein Alias für das Kommando rm, damit vor dem löschen gefragt wird?</text:span></text:p>
      <text:p text:style-name="P4"/>
      <text:p text:style-name="P3"><text:span text:style-name="T7"><text:line-break/><text:line-break/>22. Wie stellen Sie sicher, dass der alias auch beim jeder Ihrer Sitzungen verfügbar ist</text:span><text:span text:style-name="T8">?</text:span><text:span text:style-name="T7"><text:line-break/><text:line-break/></text:span><text:span text:style-name="T1"><text:line-break/></text:span><text:span text:style-name="T7"><text:line-break/>23. Wie</text:span><text:span text:style-name="T11"> e</text:span><text:span text:style-name="T10">rstellen Sie die Variable S mit dem Wert: „Ich benutze Linux“</text:span><text:span text:style-name="T7">?<text:line-break/><text:line-break/><text:line-break/><text:line-break/>24. Was bewirkt folgende Befehlszeile:<text:line-break/></text:span><text:span text:style-name="T9">echo “${S}. Mein Nutzername ist $LOGNAME“</text:span><text:span text:style-name="T7"><text:line-break/><text:line-break/><text:line-break/><text:line-break/>25. Zeigt env die soeben erstellte Variable an?</text:span><text:span text:style-name="T6"><text:line-break/><text:line-break/></text:span><text:span text:style-name="T2"><text:line-break/></text:span></text:p>
      <text:p text:style-name="Standard"><text:span text:style-name="T1"><text:line-break/></text:span><text:span text:style-name="T7">26. Sie haben eine Datei die viele Zeilen Kommentar enthält. Alle diese Zeilen beginnen mit #.<text:line-break/>Wie können Sie sich nur den Rest anzeigen lassen?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HelveticaNeue-Bold" svg:font-family="HelveticaNeue-Bold" style:font-family-generic="swiss"/>
    <style:font-face style:name="HelveticaNeue-LightItalic" svg:font-family="HelveticaNeue-LightItalic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Fet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3T12:27:52.06</meta:creation-date>
    <dc:date>2020-06-19T10:09:21.71</dc:date>
    <meta:editing-duration>P1DT11H35M52S</meta:editing-duration>
    <meta:editing-cycles>35</meta:editing-cycles>
    <meta:generator>OpenOffice/4.1.7$Win32 OpenOffice.org_project/417m1$Build-9800</meta:generator>
    <meta:print-date>2019-09-27T10:15:03.06</meta:print-date>
    <meta:document-statistic meta:table-count="0" meta:image-count="0" meta:object-count="0" meta:page-count="3" meta:paragraph-count="14" meta:word-count="355" meta:character-count="2264"/>
  </office:meta>
</office:document-meta>
</file>